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rsid="00154647" officeooo:paragraph-rsid="00154647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دٗوْلَ مْبِلِ زِلِوَانَ * شِكُوٖ نَاسِمْبَ مْبَوَانَ</text:p>
      <text:p text:style-name="P1">كَمَتٖزٗ كُشِنْدَانَ * مْتانَ نَلَيْلِيَ</text:p>
      <text:p text:style-name="P1"/>
      <text:p text:style-name="P1">زِكِتِمُ سِكُ تَاتُ * شِكُوٖ كَتَكَ وَاتُ</text:p>
      <text:p text:style-name="P1">كُتُكُوَ چَاكٖ كِتُ * نْغُوبٖ كَيْ نُنُلِيَ</text:p>
      <text:p text:style-name="P1"/>
      <text:p text:style-name="P1">كَتِيَ نْڠُوْبٖ نْدِيَانِ * مٖمَ اَسِيُ لَحَانِ</text:p>
      <text:p text:style-name="P1">سِمْبَ شِيْ كَبَئِينِ * مْپَانِ نْڠُوبٖ مْمُيَ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6T17:07:39.326040271</meta:creation-date>
    <meta:editing-duration>PT2S</meta:editing-duration>
    <meta:editing-cycles>3</meta:editing-cycles>
    <meta:generator>LibreOffice/4.2.4.2$Linux_X86_64 LibreOffice_project/420m0$Build-2</meta:generator>
    <dc:title>andika</dc:title>
    <meta:initial-creator>Kevin Donnelly</meta:initial-creator>
    <dc:date>2014-08-06T17:20:49.433223889</dc:date>
    <dc:creator>Kevin Donnelly</dc:creator>
    <meta:document-statistic meta:table-count="0" meta:image-count="0" meta:object-count="0" meta:page-count="1" meta:paragraph-count="6" meta:word-count="40" meta:character-count="162" meta:non-whitespace-character-count="128"/>
    <meta:template xlink:type="simple" xlink:actuate="onRequest" xlink:title="andika" xlink:href="../../../../../data/libreoffice/templates/andika.ott" meta:date="2014-08-06T17:07:39.028251499"/>
  </office:meta>
</office:document-meta>
</file>